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F000003034C38E3FC2B1A79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2.058cm" draw:z-index="0"><draw:image xlink:href="Pictures/100002010000043F000003034C38E3FC2B1A79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12:29.863397812</meta:creation-date>
    <dc:date>2021-10-01T09:12:48.595515038</dc:date>
    <meta:editing-duration>PT1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